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7db" officeooo:paragraph-rsid="0000c7db"/>
    </style:style>
    <style:style style:name="P2" style:family="paragraph" style:parent-style-name="Standard">
      <style:text-properties officeooo:rsid="00012a55" officeooo:paragraph-rsid="00012a55"/>
    </style:style>
    <style:style style:name="P3" style:family="paragraph" style:parent-style-name="Standard" style:list-style-name="L1">
      <style:text-properties fo:color="#000000" officeooo:rsid="00041772" officeooo:paragraph-rsid="00041772"/>
    </style:style>
    <style:style style:name="P4" style:family="paragraph" style:parent-style-name="Standard" style:list-style-name="L1">
      <style:text-properties fo:color="#000000" officeooo:rsid="0005f376" officeooo:paragraph-rsid="0005f376"/>
    </style:style>
    <style:style style:name="P5" style:family="paragraph" style:parent-style-name="Standard">
      <style:text-properties fo:color="#000000" officeooo:rsid="0005f376" officeooo:paragraph-rsid="0005f376"/>
    </style:style>
    <style:style style:name="P6" style:family="paragraph" style:parent-style-name="Standard">
      <style:text-properties fo:color="#000000" fo:font-weight="bold" officeooo:rsid="0007bef5" officeooo:paragraph-rsid="0007bef5" style:font-weight-asian="bold" style:font-weight-complex="bold"/>
    </style:style>
    <style:style style:name="P7" style:family="paragraph" style:parent-style-name="Standard">
      <style:text-properties fo:color="#000000" fo:font-weight="bold" officeooo:rsid="0007bef5" officeooo:paragraph-rsid="000826d4" style:font-weight-asian="bold" style:font-weight-complex="bold"/>
    </style:style>
    <style:style style:name="P8" style:family="paragraph" style:parent-style-name="Standard" style:list-style-name="L2">
      <style:text-properties fo:color="#000000" fo:font-weight="bold" officeooo:rsid="000826d4" officeooo:paragraph-rsid="000826d4" style:font-weight-asian="bold" style:font-weight-complex="bold"/>
    </style:style>
    <style:style style:name="P9" style:family="paragraph" style:parent-style-name="Standard">
      <style:text-properties fo:color="#000000" fo:font-weight="bold" officeooo:rsid="000826d4" officeooo:paragraph-rsid="000826d4" style:font-weight-asian="bold" style:font-weight-complex="bold"/>
    </style:style>
    <style:style style:name="P10" style:family="paragraph" style:parent-style-name="Standard">
      <style:text-properties fo:color="#000000" fo:font-weight="bold" officeooo:rsid="000847d4" officeooo:paragraph-rsid="000847d4" style:font-weight-asian="bold" style:font-weight-complex="bold"/>
    </style:style>
    <style:style style:name="P11" style:family="paragraph" style:parent-style-name="Standard">
      <style:text-properties fo:color="#000000" fo:font-weight="bold" officeooo:rsid="00089d48" officeooo:paragraph-rsid="00089d48" style:font-weight-asian="bold" style:font-weight-complex="bold"/>
    </style:style>
    <style:style style:name="P12" style:family="paragraph" style:parent-style-name="Standard" style:list-style-name="L3">
      <style:text-properties fo:color="#000000" fo:font-weight="bold" officeooo:rsid="00089d48" officeooo:paragraph-rsid="00089d48" style:font-weight-asian="bold" style:font-weight-complex="bold"/>
    </style:style>
    <style:style style:name="P13" style:family="paragraph" style:parent-style-name="Standard" style:list-style-name="L3">
      <style:text-properties fo:color="#000000" fo:font-weight="bold" officeooo:rsid="000a6ea7" officeooo:paragraph-rsid="000a6ea7" style:font-weight-asian="bold" style:font-weight-complex="bold"/>
    </style:style>
    <style:style style:name="P14" style:family="paragraph" style:parent-style-name="Standard">
      <style:text-properties fo:color="#000000" fo:font-weight="bold" officeooo:rsid="000a6ea7" officeooo:paragraph-rsid="000a6ea7" style:font-weight-asian="bold" style:font-weight-complex="bold"/>
    </style:style>
    <style:style style:name="P15" style:family="paragraph" style:parent-style-name="Standard">
      <style:text-properties fo:color="#000000" fo:font-weight="bold" officeooo:rsid="000bb556" officeooo:paragraph-rsid="000bb556" style:font-weight-asian="bold" style:font-weight-complex="bold"/>
    </style:style>
    <style:style style:name="P16" style:family="paragraph" style:parent-style-name="Standard" style:list-style-name="L4">
      <style:text-properties fo:color="#000000" fo:font-weight="bold" officeooo:rsid="000bb556" officeooo:paragraph-rsid="000bb556" style:font-weight-asian="bold" style:font-weight-complex="bold"/>
    </style:style>
    <style:style style:name="P17" style:family="paragraph" style:parent-style-name="Standard" style:list-style-name="L4">
      <style:text-properties fo:color="#000000" fo:font-weight="bold" officeooo:rsid="000bb87e" officeooo:paragraph-rsid="000bb87e" style:font-weight-asian="bold" style:font-weight-complex="bold"/>
    </style:style>
    <style:style style:name="P18" style:family="paragraph" style:parent-style-name="Standard" style:list-style-name="L4">
      <style:text-properties fo:color="#000000" fo:font-weight="bold" officeooo:rsid="000cc65c" officeooo:paragraph-rsid="000cc65c" style:font-weight-asian="bold" style:font-weight-complex="bold"/>
    </style:style>
    <style:style style:name="P19" style:family="paragraph" style:parent-style-name="Standard">
      <style:text-properties fo:color="#000000" fo:font-weight="bold" officeooo:rsid="000cc65c" officeooo:paragraph-rsid="000cc65c" style:font-weight-asian="bold" style:font-weight-complex="bold"/>
    </style:style>
    <style:style style:name="P20" style:family="paragraph" style:parent-style-name="Standard">
      <style:text-properties fo:color="#000000" fo:font-weight="bold" officeooo:rsid="000db55f" officeooo:paragraph-rsid="000db55f" style:font-weight-asian="bold" style:font-weight-complex="bold"/>
    </style:style>
    <style:style style:name="P21" style:family="paragraph" style:parent-style-name="Standard">
      <style:text-properties fo:color="#000000" fo:font-weight="bold" officeooo:rsid="000eec99" officeooo:paragraph-rsid="000eec99" style:font-weight-asian="bold" style:font-weight-complex="bold"/>
    </style:style>
    <style:style style:name="P22" style:family="paragraph" style:parent-style-name="Standard">
      <style:text-properties fo:color="#000000" fo:font-weight="bold" officeooo:rsid="00105453" officeooo:paragraph-rsid="0010545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420c" style:font-weight-asian="normal" style:font-weight-complex="normal"/>
    </style:style>
    <style:style style:name="T4" style:family="text">
      <style:text-properties fo:font-weight="normal" officeooo:rsid="000826d4" style:font-weight-asian="normal" style:font-weight-complex="normal"/>
    </style:style>
    <style:style style:name="T5" style:family="text">
      <style:text-properties fo:color="#ce181e" fo:font-weight="normal" officeooo:rsid="0002420c" style:font-weight-asian="normal" style:font-weight-complex="normal"/>
    </style:style>
    <style:style style:name="T6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ensão de HD → <text:span text:style-name="T1">não </text:span><text:span text:style-name="T2">há violação do sigilo da comunicação de dados (proteção é para a comunicação de dados, e não para os dados em si).</text:span></text:p>
      <text:p text:style-name="P1"><text:span text:style-name="T2"/></text:p>
      <text:p text:style-name="P2"><text:span text:style-name="T2">Quebra do sigilo das comunicações → acesso ao extrato de ligações telefônicas. </text:span><text:span text:style-name="T5">[CPI pode]</text:span></text:p>
      <text:p text:style-name="P2"><text:span text:style-name="T2">Interceptação das comunicações telefônicas → acesso às gravações das conversas. </text:span><text:span text:style-name="T5">[só Judiciário]</text:span></text:p>
      <text:list xml:id="list2482975121" text:style-name="L1">
        <text:list-item>
          <text:p text:style-name="P3"><text:span text:style-name="T3">3 </text:span><text:span text:style-name="T2">requisitos:</text:span></text:p>
          <text:list>
            <text:list-item>
              <text:p text:style-name="P3"><text:span text:style-name="T2">ordem judicial;</text:span></text:p>
            </text:list-item>
            <text:list-item>
              <text:p text:style-name="P3"><text:span text:style-name="T2">investigação criminal ou instrução processual penal;</text:span></text:p>
            </text:list-item>
            <text:list-item>
              <text:p text:style-name="P3"><text:span text:style-name="T2">lei com as hipóteses e forma de como ocorrerá;</text:span></text:p>
              <text:list>
                <text:list-item>
                  <text:p text:style-name="P4"><text:span text:style-name="T2">hipóteses:</text:span></text:p>
                  <text:list>
                    <text:list-item>
                      <text:p text:style-name="P4"><text:span text:style-name="T2">razoáveis indícios de autoria ou participação em infração penal;</text:span></text:p>
                    </text:list-item>
                    <text:list-item>
                      <text:p text:style-name="P4"><text:span text:style-name="T2">prova não pode ser obtida por outros meios;</text:span></text:p>
                    </text:list-item>
                    <text:list-item>
                      <text:p text:style-name="P4"><text:span text:style-name="T2">infração penal punida com reclusã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2"/></text:p>
      <text:p text:style-name="P6">Interceptação<text:span text:style-name="T2"> telefônica → feita por terceiro, nenhum interlocutor sabe.</text:span></text:p>
      <text:p text:style-name="P6">Escuta<text:span text:style-name="T2"> telefônica → feita por terceiro, um dos interlocutores sabe.</text:span></text:p>
      <text:p text:style-name="P7">Gravação<text:span text:style-name="T2"> telefônica →feita por um dos interlocutores, sem que o outro saiba.</text:span></text:p>
      <text:p text:style-name="P7"><text:span text:style-name="T2"/></text:p>
      <text:p text:style-name="P7"><text:span text:style-name="T4">STF:</text:span></text:p>
      <text:list xml:id="list1699179618" text:style-name="L2">
        <text:list-item>
          <text:p text:style-name="P8"><text:span text:style-name="T2">em investida criminosa, é possível a gravação telefônica;</text:span></text:p>
        </text:list-item>
        <text:list-item>
          <text:p text:style-name="P8"><text:span text:style-name="T2">se não houver outro meio e for preciso uma gravação ambiental, é possível a interceptação telefônica;</text:span></text:p>
        </text:list-item>
        <text:list-item>
          <text:p text:style-name="P8">não<text:span text:style-name="T2"> é possível interceptação telefõnica com base </text:span>apenas<text:span text:style-name="T2"> em denúncia anônima, sem investigação preliminar.</text:span></text:p>
        </text:list-item>
      </text:list>
      <text:p text:style-name="P9"><text:span text:style-name="T2"/></text:p>
      <text:p text:style-name="P10"><text:span text:style-name="T2">Associações → criação é livre.</text:span></text:p>
      <text:p text:style-name="P10"><text:span text:style-name="T2">Cooperativas → criação é livre, mas é preciso lei que a regule.</text:span></text:p>
      <text:p text:style-name="P10"><text:span text:style-name="T2"/></text:p>
      <text:p text:style-name="P11"><text:span text:style-name="T2">Associações, </text:span>quando expressamente autorizadas<text:span text:style-name="T2">, têm legitimidade para </text:span><text:span text:style-name="T6">representar</text:span><text:span text:style-name="T2"> seus afiliados </text:span>judicial ou extrajudicialmente<text:span text:style-name="T2">.</text:span></text:p>
      <text:list xml:id="list460652167" text:style-name="L3">
        <text:list-item>
          <text:p text:style-name="P12"><text:span text:style-name="T2">Representação → representante </text:span>não<text:span text:style-name="T2"> é parte do processo;</text:span></text:p>
        </text:list-item>
        <text:list-item>
          <text:p text:style-name="P13"><text:span text:style-name="T2">autorização estatutária genérica não é suficiente, a autorização deve ser </text:span>expressa<text:span text:style-name="T2"> (mediante assembleia ou individualmente).</text:span></text:p>
        </text:list-item>
      </text:list>
      <text:p text:style-name="P14"><text:span text:style-name="T2"/></text:p>
      <text:p text:style-name="P15"><text:span text:style-name="T2">Desapropriação:</text:span></text:p>
      <text:list xml:id="list22933262" text:style-name="L4">
        <text:list-item>
          <text:p text:style-name="P16"><text:span text:style-name="T2">se propriedade </text:span>cumpre<text:span text:style-name="T2"> sua função social:</text:span></text:p>
          <text:list>
            <text:list-item>
              <text:p text:style-name="P16"><text:span text:style-name="T2">só em casos de:</text:span></text:p>
              <text:list>
                <text:list-item>
                  <text:p text:style-name="P16"><text:span text:style-name="T2">necessidade pública; ou</text:span></text:p>
                </text:list-item>
                <text:list-item>
                  <text:p text:style-name="P16"><text:span text:style-name="T2">utilidade pública; ou</text:span></text:p>
                </text:list-item>
                <text:list-item>
                  <text:p text:style-name="P16"><text:span text:style-name="T2">interesse social;</text:span></text:p>
                </text:list-item>
              </text:list>
            </text:list-item>
            <text:list-item>
              <text:p text:style-name="P16"><text:span text:style-name="T2">prévia indenização </text:span>em dinheiro<text:span text:style-name="T2">;</text:span></text:p>
            </text:list-item>
          </text:list>
        </text:list-item>
        <text:list-item>
          <text:p text:style-name="P16"><text:span text:style-name="T2">se propriedade </text:span>não cumpre<text:span text:style-name="T2"> sua função social:</text:span></text:p>
          <text:list>
            <text:list-item>
              <text:p text:style-name="P16"><text:span text:style-name="T2">desapropriação para fins de reforma agrária:</text:span></text:p>
              <text:list>
                <text:list-item>
                  <text:p text:style-name="P16"><text:span text:style-name="T2">prévia indenização </text:span>em títulos da dívida agrária<text:span text:style-name="T2">;</text:span></text:p>
                </text:list-item>
                <text:list-item>
                  <text:p text:style-name="P16"><text:span text:style-name="T2">título resgatável em até </text:span>20 anos<text:span text:style-name="T2">, a partir do segundo;</text:span></text:p>
                </text:list-item>
                <text:list-item>
                  <text:p text:style-name="P16"><text:span text:style-name="T2">benfeitorias úteis e necessárias serão indenizadas </text:span>em dinheiro<text:span text:style-name="T2">;</text:span></text:p>
                </text:list-item>
              </text:list>
            </text:list-item>
            <text:list-item>
              <text:p text:style-name="P17"><text:span text:style-name="T2">desapropriação de imóvel urbano:</text:span></text:p>
              <text:list>
                <text:list-item>
                  <text:p text:style-name="P17"><text:span text:style-name="T2">indenização em </text:span>títulos da dívida pública<text:span text:style-name="T2">;</text:span></text:p>
                </text:list-item>
                <text:list-item>
                  <text:p text:style-name="P17"><text:span text:style-name="T2">resgatável em até </text:span>10 anos<text:span text:style-name="T2">;</text:span></text:p>
                </text:list-item>
                <text:list-item>
                  <text:p text:style-name="P17"><text:soft-page-break/><text:span text:style-name="T2">emissão do título previamente aprovada pelo SF;</text:span></text:p>
                </text:list-item>
                <text:list-item>
                  <text:p text:style-name="P17"><text:span text:style-name="T2">de competência do Município;</text:span></text:p>
                </text:list-item>
              </text:list>
            </text:list-item>
            <text:list-item>
              <text:p text:style-name="P18"><text:span text:style-name="T2">desapropriação </text:span>sem indenização<text:span text:style-name="T2"> (confiscatória) → plantas psicotrópicas ou exploração de trabalho escravo.</text:span></text:p>
            </text:list-item>
          </text:list>
        </text:list-item>
      </text:list>
      <text:p text:style-name="P19"><text:span text:style-name="T2"/></text:p>
      <text:p text:style-name="P20">Requisição administrativa<text:span text:style-name="T2"> → iminente perigo público, indenização </text:span>ulterior se houver dano<text:span text:style-name="T2">.</text:span></text:p>
      <text:p text:style-name="P20"><text:span text:style-name="T2"/></text:p>
      <text:p text:style-name="P21"><text:span text:style-name="T2">O </text:span>núcleo essencial dos direitos fundamentais<text:span text:style-name="T2"> é mera construção doutrinária, </text:span>não<text:span text:style-name="T2"> está previsto expressamente na CF.</text:span></text:p>
      <text:p text:style-name="P21"><text:span text:style-name="T2"/></text:p>
      <text:p text:style-name="P22"><text:span text:style-name="T2">Perspectiva </text:span>subjetiva<text:span text:style-name="T2"> dos direitos fundamentais → exigíveis do Estado.</text:span></text:p>
      <text:p text:style-name="P22"><text:span text:style-name="T2">Perspectiva </text:span>objetiva<text:span text:style-name="T2"> dos direitos fundamentais → normas que estruturam o Est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9T19:33:50.839000000</dc:date>
    <meta:editing-duration>PT55M58S</meta:editing-duration>
    <meta:editing-cycles>16</meta:editing-cycles>
    <meta:document-statistic meta:table-count="0" meta:image-count="0" meta:object-count="0" meta:page-count="2" meta:paragraph-count="45" meta:word-count="394" meta:character-count="2555" meta:non-whitespace-character-count="2236"/>
  </office:meta>
</office:document-meta>
</file>